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helvetica" svg:font-family="helvetica" style:font-family-generic="swiss"/>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bold" officeooo:paragraph-rsid="001fa87a" style:font-weight-asian="bold" style:font-weight-complex="bold"/>
    </style:style>
    <style:style style:name="P2" style:family="paragraph" style:parent-style-name="Standard">
      <style:text-properties fo:font-weight="bold" officeooo:rsid="001fa87a" officeooo:paragraph-rsid="001fa87a" style:font-weight-asian="bold" style:font-weight-complex="bold"/>
    </style:style>
    <style:style style:name="P3" style:family="paragraph" style:parent-style-name="Standard">
      <style:text-properties fo:font-weight="normal" officeooo:rsid="001fa87a" officeooo:paragraph-rsid="001fa87a" style:font-weight-asian="normal" style:font-weight-complex="normal"/>
    </style:style>
    <style:style style:name="T1" style:family="text">
      <style:text-properties officeooo:rsid="001fa87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Patient Report</text:span> <text:s/></text:p>
      <text:p text:style-name="P1"/>
      <text:p text:style-name="P1"/>
      <text:p text:style-name="P1"><text:s text:c="9"/></text:p>
      <text:p text:style-name="Standard"><text:s text:c="17"/>International Scientific Instrument Technology Workshop</text:p>
      <text:p text:style-name="Standard"><text:s text:c="13"/>Instrument Technology Reseach Center</text:p>
      <text:p text:style-name="Standard"><text:s text:c="12"/>National Applied Reserch Laboratories</text:p>
      <text:p text:style-name="Standard"/>
      <text:p text:style-name="Standard"/>
      <text:p text:style-name="Standard">Instructions: This report must be completed by a registered medical practitioner after clinical and laboratory examination including HIV, VDRL, TPHA and TB tests. The training institution (ISIT Workshop, ITRC) will require the participants to undergo a further HIV test upon their arrival in Taiwan. Those who being confirmed with positive result on HIV test will be rejected and sent back home immediately.</text:p>
      <text:p text:style-name="Standard"/>
      <text:p text:style-name="Standard"/>
      <text:p text:style-name="Standard">Medical Report</text:p>
      <text:p text:style-name="Standard"/>
      <text:p text:style-name="Standard"><text:tab/><text:tab/><text:tab/><text:tab/><text:tab/> <text:s text:c="39"/>Date: <text:s/></text:p>
      <text:p text:style-name="Standard"><text:s text:c="14"/>(DD/MM/YYYY)</text:p>
      <text:p text:style-name="Standard">1. Name: <text:s text:c="7"/></text:p>
      <text:p text:style-name="Standard">2. Address: <text:s text:c="3"/></text:p>
      <text:p text:style-name="Standard">3. Sex: □ Male <text:s text:c="2"/>□ Female</text:p>
      <text:p text:style-name="Standard">4. Marital State: <text:s/>□Single <text:s text:c="2"/>□ Married <text:s text:c="2"/></text:p>
      <text:p text:style-name="Standard">5. Blood Type: </text:p>
      <text:p text:style-name="Standard">6. Please examine the following medical conditions: <text:s text:c="35"/></text:p>
      <text:p text:style-name="Standard"><text:s text:c="4"/>a. HIV Test:</text:p>
      <text:p text:style-name="Standard"><text:s text:c="4"/>b. TB Test:</text:p>
      <text:p text:style-name="Standard"><text:s text:c="4"/>c. Heart Disease:</text:p>
      <text:p text:style-name="Standard"><text:s text:c="4"/>d. High Blood Pressure</text:p>
      <text:p text:style-name="Standard"><text:s text:c="4"/>e. Malaria:</text:p>
      <text:p text:style-name="Standard"><text:s text:c="4"/>f. Liver Function:</text:p>
      <text:p text:style-name="Standard"><text:s text:c="4"/>g. VDRL Test:</text:p>
      <text:p text:style-name="Standard"><text:s text:c="4"/>h. TPHA Test:</text:p>
      <text:p text:style-name="Standard"/>
      <text:p text:style-name="Standard">In the opinion of the examining physician, is the candidate fit for this fellowship? <text:s text:c="2"/></text:p>
      <text:p text:style-name="Standard">Seal of Hospital or Clinic: </text:p>
      <text:p text:style-name="Standard">Name of Doctor: <text:tab/><text:tab/><text:tab/><text:tab/> <text:s text:c="2"/>Signature: </text:p>
      <text:p text:style-name="Standard">(Upon signing this report, the examining doctor hereby certifies the above examinations are true conditions of the examinee)</text:p>
      <text:p text:style-name="Standard">Address: <text:tab/><text:tab/><text:tab/><text:tab/><text:tab/> <text:s text:c="6"/>Fax: <text:tab/><text:tab/> <text:s text:c="8"/>Tel:</text:p>
      <text:p text:style-name="Standard"/>
      <text:p text:style-name="Standard"/>
      <text:p text:style-name="Standard"/>
      <text:p text:style-name="Standard"/>
      <text:p text:style-name="Standard"/>
      <text:p text:style-name="Standard"/>
      <text:p text:style-name="Standard"><text:s/></text:p>
      <text:p text:style-name="Standard"/>
      <text:p text:style-name="Standard"/>
      <text:p text:style-name="Standard"/>
      <text:p text:style-name="Standard"/>
      <text:p text:style-name="Standard"/>
      <text:p text:style-name="Standard"/>
      <text:p text:style-name="Standard"/>
      <text:p text:style-name="P2"><text:soft-page-break/>Patient Prescription</text:p>
      <text:p text:style-name="P2"/>
      <text:p text:style-name="P2"/>
      <text:p text:style-name="Standard">Form # MDIR03, for use by medical device sponsors / manufacturers, or authorised representatives for mandatory reporting. For voluntary user reporting please use Form # UDIR03</text:p>
      <text:p text:style-name="Standard"/>
      <text:p text:style-name="Standard">Mfr report # * </text:p>
      <text:p text:style-name="Standard">     </text:p>
      <text:p text:style-name="Standard">TGA DIR <text:s/>#</text:p>
      <text:p text:style-name="Standard">     </text:p>
      <text:p text:style-name="Standard">I- Administrative Information *Mandatory</text:p>
      <text:p text:style-name="Standard">Report Type (select one) </text:p>
      <text:p text:style-name="Standard">Initial</text:p>
      <text:p text:style-name="Standard"/>
      <text:p text:style-name="Standard">Follow-Up</text:p>
      <text:p text:style-name="Standard"/>
      <text:p text:style-name="Standard">Final</text:p>
      <text:p text:style-name="Standard"/>
      <text:p text:style-name="Standard">Trend</text:p>
      <text:p text:style-name="Standard"/>
      <text:p text:style-name="Standard">Report Category </text:p>
      <text:p text:style-name="Standard">S Pblc Hlth Threat</text:p>
      <text:p text:style-name="Standard"/>
      <text:p text:style-name="Standard">Death/Serious Injury</text:p>
      <text:p text:style-name="Standard"/>
      <text:p text:style-name="Standard">Other</text:p>
      <text:p text:style-name="Standard"/>
      <text:p text:style-name="Standard">A) Date of this <text:s/>report (dd-mm-yyyy)</text:p>
      <text:p text:style-name="Standard">     </text:p>
      <text:p text:style-name="Standard">B) Date of adverse event (dd-mm-yyyy)</text:p>
      <text:p text:style-name="Standard">     </text:p>
      <text:p text:style-name="Standard">C) Date mfr aware (dd-mm-yyyy)</text:p>
      <text:p text:style-name="Standard">     </text:p>
      <text:p text:style-name="Standard">D) Date of next report (max 30 days from A)</text:p>
      <text:p text:style-name="Standard">    </text:p>
      <text:p text:style-name="Standard">Person (authorised representative) Submitting This Report</text:p>
      <text:p text:style-name="Standard">Name</text:p>
      <text:p text:style-name="Standard">     </text:p>
      <text:p text:style-name="Standard">Company</text:p>
      <text:p text:style-name="Standard">      </text:p>
      <text:p text:style-name="Standard">Address</text:p>
      <text:p text:style-name="Standard">    </text:p>
      <text:p text:style-name="Standard">   </text:p>
      <text:p text:style-name="Standard">Tel.</text:p>
      <text:p text:style-name="Standard">    </text:p>
      <text:p text:style-name="Standard">Fax</text:p>
      <text:p text:style-name="Standard">    </text:p>
      <text:p text:style-name="Standard">E-mail</text:p>
      <text:p text:style-name="Standard">     </text:p>
      <text:p text:style-name="Standard">Identity of all other Regulatory Authorities, Notified Bodies, etc., where this report was also sent.</text:p>
      <text:p text:style-name="Standard">     </text:p>
      <text:p text:style-name="Standard">II- Clinical Event Information *Mandatory</text:p>
      <text:p text:style-name="Standard">Description of event or problem </text:p>
      <text:p text:style-name="Standard">If the device is an implantable device indicate both implant and explant dates below</text:p>
      <text:p text:style-name="Standard">Implant Date:</text:p>
      <text:p text:style-name="Standard"><text:soft-page-break/>     </text:p>
      <text:p text:style-name="Standard">Explant Date:</text:p>
      <text:p text:style-name="Standard">     </text:p>
      <text:p text:style-name="Standard">     </text:p>
      <text:p text:style-name="Standard">III- Healthcare Facility Information *Mandatory</text:p>
      <text:p text:style-name="Standard">Name</text:p>
      <text:p text:style-name="Standard">     </text:p>
      <text:p text:style-name="Standard">Address</text:p>
      <text:p text:style-name="Standard">    </text:p>
      <text:p text:style-name="Standard">     </text:p>
      <text:p text:style-name="Standard">Tel</text:p>
      <text:p text:style-name="Standard">     </text:p>
      <text:p text:style-name="Standard">Fax</text:p>
      <text:p text:style-name="Standard">     </text:p>
      <text:p text:style-name="Standard">E-mail</text:p>
      <text:p text:style-name="Standard">    </text:p>
      <text:p text:style-name="Standard">Contact name at site of event</text:p>
      <text:p text:style-name="Standard">     </text:p>
      <text:p text:style-name="Standard">IV- Device Information Primary Device *Mandatory </text:p>
      <text:p text:style-name="Standard">Generic Device Information </text:p>
      <text:p text:style-name="Standard">Device ARTG # *</text:p>
      <text:p text:style-name="Standard">  </text:p>
      <text:p text:style-name="Standard">GMDN Code</text:p>
      <text:p text:style-name="Standard">   </text:p>
      <text:p text:style-name="Standard">GMDN Code Text (eg catheters, central venous, peripherally inserted)</text:p>
      <text:p text:style-name="Standard">     </text:p>
      <text:p text:style-name="Standard">Specific Device Information </text:p>
      <text:p text:style-name="Standard">Brand Name *</text:p>
      <text:p text:style-name="Standard">     </text:p>
      <text:p text:style-name="Standard">Model # *</text:p>
      <text:p text:style-name="Standard">     </text:p>
      <text:p text:style-name="Standard">Catalogue # </text:p>
      <text:p text:style-name="Standard">     </text:p>
      <text:p text:style-name="Standard">Ser. or Lot #’s </text:p>
      <text:p text:style-name="Standard">     </text:p>
      <text:p text:style-name="Standard">Mfr. Name*</text:p>
      <text:p text:style-name="Standard">     </text:p>
      <text:p text:style-name="Standard">Contact Name *</text:p>
      <text:p text:style-name="Standard">     </text:p>
      <text:p text:style-name="Standard">Address *</text:p>
      <text:p text:style-name="Standard">     </text:p>
      <text:p text:style-name="Standard">     </text:p>
      <text:p text:style-name="Standard">Tel *</text:p>
      <text:p text:style-name="Standard">     </text:p>
      <text:p text:style-name="Standard">Fax</text:p>
      <text:p text:style-name="Standard">     </text:p>
      <text:p text:style-name="Standard">E-mail *</text:p>
      <text:p text:style-name="Standard">     </text:p>
      <text:p text:style-name="Standard">ARTG Mfr. # *</text:p>
      <text:p text:style-name="Standard">     </text:p>
      <text:p text:style-name="Standard">Operator of Device at Time of Event (select one) </text:p>
      <text:p text:style-name="Standard">HC Prof’nal</text:p>
      <text:p text:style-name="Standard"/>
      <text:p text:style-name="Standard">Other Caregiver</text:p>
      <text:p text:style-name="Standard"/>
      <text:p text:style-name="Standard"><text:soft-page-break/>Patient</text:p>
      <text:p text:style-name="Standard"/>
      <text:p text:style-name="Standard">N/A</text:p>
      <text:p text:style-name="Standard"/>
      <text:p text:style-name="Standard">Usage of Device*</text:p>
      <text:p text:style-name="Standard">Single Use</text:p>
      <text:p text:style-name="Standard"/>
      <text:p text:style-name="Standard">Reuse of Single Use</text:p>
      <text:p text:style-name="Standard"/>
      <text:p text:style-name="Standard">Reuse of Reusable</text:p>
      <text:p text:style-name="Standard"/>
      <text:p text:style-name="Standard">Re-serviced/Refurbished</text:p>
      <text:p text:style-name="Standard"/>
      <text:p text:style-name="Standard">Device Disposition/Current Location *</text:p>
      <text:p text:style-name="Standard">     </text:p>
      <text:p text:style-name="Standard">V- Results of Mfr’s Investigation *Mandatory</text:p>
      <text:p text:style-name="Standard">Manufacturers Device Analysis Results</text:p>
      <text:p text:style-name="Standard">(Specify, for this event, details of investigation methods, results, and conclusions)</text:p>
      <text:p text:style-name="Standard">     </text:p>
      <text:p text:style-name="Standard">Remedial Action/Corrective Action/Preventive Action</text:p>
      <text:p text:style-name="Standard">(Specify if/what action was taken for the reported specific event or for all similar type of events or products. Include what action was taken to prevent recurrence. Clarify the timeframes for completion of various action plans.)</text:p>
      <text:p text:style-name="Standard">     </text:p>
      <text:p text:style-name="Standard">VI- Patient Information *Mandatory as marked below</text:p>
      <text:p text:style-name="Standard">Age (yrs, mths)</text:p>
      <text:p text:style-name="Standard">     </text:p>
      <text:p text:style-name="Standard">M/F</text:p>
      <text:p text:style-name="Standard">     </text:p>
      <text:p text:style-name="Standard">Wt. (kg)</text:p>
      <text:p text:style-name="Standard">     </text:p>
      <text:p text:style-name="Standard">Patient Focused Resolution of Events and Outcomes</text:p>
      <text:p text:style-name="Standard">Corrective action taken relevant to the care of the patient:</text:p>
      <text:p text:style-name="Standard">     </text:p>
      <text:p text:style-name="Standard">Patient history (co-morbidities &amp; medication):</text:p>
      <text:p text:style-name="Standard">     </text:p>
      <text:p text:style-name="Standard">* Patient outcome:</text:p>
      <text:p text:style-name="Standard">     </text:p>
      <text:p text:style-name="Standard">* List of other devices involved in the event:</text:p>
      <text:p text:style-name="Standard"><text:s/>if other implants involved – list brand, model &amp; ARTG #</text:p>
      <text:p text:style-name="Standard">     </text:p>
      <text:p text:style-name="Standard">VII- Other Reporting Information *Mandatory</text:p>
      <text:p text:style-name="Standard">Mfr/Sponsor aware of other similar events? (*number or *rate)</text:p>
      <text:p text:style-name="Standard">     </text:p>
      <text:p text:style-name="Standard">Countries where these similar adverse events occurred:</text:p>
      <text:p text:style-name="Standard">     </text:p>
      <text:p text:style-name="Standard">Additional Comments</text:p>
      <text:p text:style-name="Standard">     </text:p>
      <text:p text:style-name="Standard"/>
      <text:p text:style-name="Standard">Submitting this report:</text:p>
      <text:p text:style-name="Standard">By mail: <text:s text:c="4"/>Reply Paid 100</text:p>
      <text:p text:style-name="Standard"><text:s text:c="18"/>IRIS : Medical Device Incident Report Investigation Scheme</text:p>
      <text:p text:style-name="Standard"><text:s text:c="18"/>PO Box 100, Woden, ACT 2606</text:p>
      <text:p text:style-name="Standard">By fax: <text:s text:c="6"/>+61 (0) 2 6232 8555</text:p>
      <text:p text:style-name="Standard">By e-mail: <text:s text:c="2"/>iris@tga.gov.au</text:p>
      <text:p text:style-name="Standard"><text:soft-page-break/></text:p>
      <text:p text:style-name="Standard">Submission of this report does not constitute an admission that medical personnel, healthcare facility, sponsor, distributor, manufacturer or product caused or contributed to the event.</text:p>
      <text:p text:style-name="Standard"/>
      <text:p text:style-name="P2">Patient History</text:p>
      <text:p text:style-name="P2"/>
      <text:p text:style-name="P2"/>
      <text:p text:style-name="P3">The purpose of the questions in this form is to gather information concerning your health and physical condition, both now and in the past. <text:s/>(POST Rule 464-3-.02 requires that officers be found, after examination by a licensed physician or surgeon, to be free from any physical, emotional, or mental conditions which might adversely affect his/her exercising the powers or duties of a peace officer. ) This information will be used only to determine whether you can safely complete the required training and safely perform such duties. <text:s/>Please answer all of the following questions as fully and completely as you can. <text:s/>If you don’t understand a question, or are unsure of how to answer it, leave it blank and request assistance from your hiring agency or your physician. <text:s/>Most individuals will have some “yes” answers, and it is not necessarily a disqualification. <text:s/>THIS FORM IS FOR THE PHYSICIAN ONLY AND IS TO BE GIVEN BY THE CANDIDATE TO THE PHYSICIAN AT THE EXAM. </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Last Name</text:p>
      <text:p text:style-name="P3"/>
      <text:p text:style-name="P3">First Name</text:p>
      <text:p text:style-name="P3"/>
      <text:p text:style-name="P3">Middle Name</text:p>
      <text:p text:style-name="P3"/>
      <text:p text:style-name="P3">DATE OF BIRTH (mmddyyyy) <text:s text:c="14"/></text:p>
      <text:p text:style-name="P3">Check if applies:</text:p>
      <text:p text:style-name="P3">Jr. <text:s text:c="2"/>Sr.</text:p>
      <text:p text:style-name="P3">III <text:s text:c="3"/>IV</text:p>
      <text:p text:style-name="P3">Other:_____</text:p>
      <text:p text:style-name="P3">MAIDEN NAME</text:p>
      <text:p text:style-name="P3"/>
      <text:p text:style-name="P3">SEX: <text:s text:c="2"/>Male</text:p>
      <text:p text:style-name="P3"><text:s text:c="11"/>Female</text:p>
      <text:p text:style-name="P3">Social Security Number:</text:p>
      <text:p text:style-name="P3"/>
      <text:p text:style-name="P3"/>
      <text:p text:style-name="P3">The job/position that candidate is applying for is: <text:s text:c="31"/></text:p>
      <text:p text:style-name="P3"/>
      <text:p text:style-name="P3">AGENCY APPLYING WITH</text:p>
      <text:p text:style-name="P3"/>
      <text:p text:style-name="P3">AGENCY PHONE#</text:p>
      <text:p text:style-name="P3"><text:s/>(AREA CODE) - NUMBER</text:p>
      <text:p text:style-name="P3">( <text:s text:c="9"/>)- <text:s text:c="10"/>-</text:p>
      <text:p text:style-name="P3">NAME OF AGENCY CONTACT(Person Processing Application w/in Agency)</text:p>
      <text:p text:style-name="P3"/>
      <text:p text:style-name="P3">CONTACT PHONE#</text:p>
      <text:p text:style-name="P3">(AREA CODE) - NUMBER</text:p>
      <text:p text:style-name="P3">( <text:s text:c="9"/>)- <text:s text:c="10"/>-</text:p>
      <text:p text:style-name="P3">ATTESTATION: <text:s/>I certify under penalty of perjury, that the information given by me is true to the best of my knowledge and belief. <text:s/>I agree and understand that any misstatements of material facts may cause forfeiture on my part of all right to employment as a peace officer in the State of Georgia, may result in dismissal after appointment; or may result in loss of entitlement to disability <text:soft-page-break/>retirement benefits. <text:s/>My signature also indicates that I understand all of the questions on this medical history form.</text:p>
      <text:p text:style-name="P3"/>
      <text:p text:style-name="P3">CANDIDATE’S SIGNATURE: ______________________________________DATE:________________</text:p>
      <text:p text:style-name="P3"/>
      <text:p text:style-name="P3">INDIVIDUAL HISTORY - TO BE COMPLETED BY THE CANDIDATE (Use Ink Only)</text:p>
      <text:p text:style-name="P3">MEDICAL CONDITIONS INSTRUCTIONS: <text:s/>Do you have or have you ever had any of the following: (Check every item. <text:s/>If “YES”, give year of most recent medical occurrence &amp; explain on page 3.)</text:p>
      <text:p text:style-name="P3">Health Condition</text:p>
      <text:p text:style-name="P3">Yes </text:p>
      <text:p text:style-name="P3">Year</text:p>
      <text:p text:style-name="P3">No</text:p>
      <text:p text:style-name="P3">Health Condition</text:p>
      <text:p text:style-name="P3">Yes </text:p>
      <text:p text:style-name="P3">Year</text:p>
      <text:p text:style-name="P3">No</text:p>
      <text:p text:style-name="P3"/>
      <text:p text:style-name="P3">CARDIOVASCULAR SYSTEM (HEART &amp; BLOOD VESSELS)</text:p>
      <text:p text:style-name="P3"> </text:p>
      <text:p text:style-name="P3"> </text:p>
      <text:p text:style-name="P3"> </text:p>
      <text:p text:style-name="P3">SKIN</text:p>
      <text:p text:style-name="P3"> </text:p>
      <text:p text:style-name="P3"> </text:p>
      <text:p text:style-name="P3"> </text:p>
      <text:p text:style-name="P3"/>
      <text:p text:style-name="P3">1. Heart Attack</text:p>
      <text:p text:style-name="P3"> </text:p>
      <text:p text:style-name="P3"> </text:p>
      <text:p text:style-name="P3"> </text:p>
      <text:p text:style-name="P3">12. Rash</text:p>
      <text:p text:style-name="P3"> </text:p>
      <text:p text:style-name="P3"> </text:p>
      <text:p text:style-name="P3"> </text:p>
      <text:p text:style-name="P3"/>
      <text:p text:style-name="P3">2. Hardening of the arteries (Arteriosclerosis)</text:p>
      <text:p text:style-name="P3"> </text:p>
      <text:p text:style-name="P3"> </text:p>
      <text:p text:style-name="P3"> </text:p>
      <text:p text:style-name="P3">13. Hives</text:p>
      <text:p text:style-name="P3"> </text:p>
      <text:p text:style-name="P3"> </text:p>
      <text:p text:style-name="P3"> </text:p>
      <text:p text:style-name="P3"/>
      <text:p text:style-name="P3">3. High or low blood pressure</text:p>
      <text:p text:style-name="P3"> </text:p>
      <text:p text:style-name="P3"> </text:p>
      <text:p text:style-name="P3"> </text:p>
      <text:p text:style-name="P3">14. Moles that bleed/get larger</text:p>
      <text:p text:style-name="P3"> </text:p>
      <text:p text:style-name="P3"> </text:p>
      <text:p text:style-name="P3"> </text:p>
      <text:p text:style-name="P3"/>
      <text:p text:style-name="P3">4. Heart Murmur</text:p>
      <text:p text:style-name="P3"><text:soft-page-break/> </text:p>
      <text:p text:style-name="P3"> </text:p>
      <text:p text:style-name="P3"> </text:p>
      <text:p text:style-name="P3">15. Change in color of skin (other than suntan)</text:p>
      <text:p text:style-name="P3"> </text:p>
      <text:p text:style-name="P3"> </text:p>
      <text:p text:style-name="P3"> </text:p>
      <text:p text:style-name="P3"/>
      <text:p text:style-name="P3">5. Palpitations or irregular heart beat</text:p>
      <text:p text:style-name="P3"> </text:p>
      <text:p text:style-name="P3"> </text:p>
      <text:p text:style-name="P3"> </text:p>
      <text:p text:style-name="P3">16. Frequent boils/abscesses</text:p>
      <text:p text:style-name="P3"> </text:p>
      <text:p text:style-name="P3"> </text:p>
      <text:p text:style-name="P3"> </text:p>
      <text:p text:style-name="P3"/>
      <text:p text:style-name="P3">6. Episodes of chest pains, tightness, discomfort</text:p>
      <text:p text:style-name="P3"> </text:p>
      <text:p text:style-name="P3"> </text:p>
      <text:p text:style-name="P3"> </text:p>
      <text:p text:style-name="P3">17. Trouble with fingernails</text:p>
      <text:p text:style-name="P3"> </text:p>
      <text:p text:style-name="P3"> </text:p>
      <text:p text:style-name="P3"> </text:p>
      <text:p text:style-name="P3"/>
      <text:p text:style-name="P3">7. Shortness of breath</text:p>
      <text:p text:style-name="P3"> </text:p>
      <text:p text:style-name="P3"> </text:p>
      <text:p text:style-name="P3"> </text:p>
      <text:p text:style-name="P3">18. Small itching blisters on the side of fingers or palms</text:p>
      <text:p text:style-name="P3"> </text:p>
      <text:p text:style-name="P3"> </text:p>
      <text:p text:style-name="P3"> </text:p>
      <text:p text:style-name="P3"/>
      <text:p text:style-name="P3">8. Varicose veins</text:p>
      <text:p text:style-name="P3"> </text:p>
      <text:p text:style-name="P3"> </text:p>
      <text:p text:style-name="P3"> </text:p>
      <text:p text:style-name="P3">19. Sores that do not heal</text:p>
      <text:p text:style-name="P3"> </text:p>
      <text:p text:style-name="P3"> </text:p>
      <text:p text:style-name="P3"> </text:p>
      <text:p text:style-name="P3"/>
      <text:p text:style-name="P3">9. Swelling of ankles, feet or legs (edema)</text:p>
      <text:p text:style-name="P3"> </text:p>
      <text:p text:style-name="P3"> </text:p>
      <text:p text:style-name="P3"> </text:p>
      <text:p text:style-name="P3">20. Other skin conditions</text:p>
      <text:p text:style-name="P3"> </text:p>
      <text:p text:style-name="P3"> </text:p>
      <text:p text:style-name="P3"> </text:p>
      <text:p text:style-name="P3"/>
      <text:p text:style-name="P3">10. Leg pains, cramps</text:p>
      <text:p text:style-name="P3"> </text:p>
      <text:p text:style-name="P3"><text:soft-page-break/> </text:p>
      <text:p text:style-name="P3"> </text:p>
      <text:p text:style-name="P3"> </text:p>
      <text:p text:style-name="P3"> </text:p>
      <text:p text:style-name="P3"> </text:p>
      <text:p text:style-name="P3"> </text:p>
      <text:p text:style-name="P3"/>
      <text:p text:style-name="P3">11. Other cardiac conditions</text:p>
      <text:p text:style-name="P3"> </text:p>
      <text:p text:style-name="P3"> </text:p>
      <text:p text:style-name="P3"> </text:p>
      <text:p text:style-name="P3"> </text:p>
      <text:p text:style-name="P3"> </text:p>
      <text:p text:style-name="P3"> </text:p>
      <text:p text:style-name="P3"> </text:p>
      <text:p text:style-name="P3"/>
      <text:p text:style-name="P3">Health Condition</text:p>
      <text:p text:style-name="P3">Yes </text:p>
      <text:p text:style-name="P3">Year</text:p>
      <text:p text:style-name="P3">No</text:p>
      <text:p text:style-name="P3">Health Condition</text:p>
      <text:p text:style-name="P3">Yes </text:p>
      <text:p text:style-name="P3">Year</text:p>
      <text:p text:style-name="P3">No</text:p>
      <text:p text:style-name="P3"/>
      <text:p text:style-name="P3">EYES &amp; VISION</text:p>
      <text:p text:style-name="P3"> </text:p>
      <text:p text:style-name="P3"> </text:p>
      <text:p text:style-name="P3"> </text:p>
      <text:p text:style-name="P3">HEAD, NOSE, MOUTH &amp; THROAT</text:p>
      <text:p text:style-name="P3"> </text:p>
      <text:p text:style-name="P3"> </text:p>
      <text:p text:style-name="P3"> </text:p>
      <text:p text:style-name="P3"/>
      <text:p text:style-name="P3">21. Glaucoma</text:p>
      <text:p text:style-name="P3"> </text:p>
      <text:p text:style-name="P3"> </text:p>
      <text:p text:style-name="P3"> </text:p>
      <text:p text:style-name="P3">51.Persistent severe headaches</text:p>
      <text:p text:style-name="P3"> </text:p>
      <text:p text:style-name="P3"> </text:p>
      <text:p text:style-name="P3"> </text:p>
      <text:p text:style-name="P3"/>
      <text:p text:style-name="P3">22. Cataract</text:p>
      <text:p text:style-name="P3"> </text:p>
      <text:p text:style-name="P3"> </text:p>
      <text:p text:style-name="P3"> </text:p>
      <text:p text:style-name="P3">52. Frequent nose bleeds</text:p>
      <text:p text:style-name="P3"> </text:p>
      <text:p text:style-name="P3"> </text:p>
      <text:p text:style-name="P3"> </text:p>
      <text:p text:style-name="P3"/>
      <text:p text:style-name="P3">23. Eye irritations (itching or burning)</text:p>
      <text:p text:style-name="P3"> </text:p>
      <text:p text:style-name="P3"> </text:p>
      <text:p text:style-name="P3"><text:soft-page-break/> </text:p>
      <text:p text:style-name="P3">53. Frequent nasal congestion</text:p>
      <text:p text:style-name="P3"> </text:p>
      <text:p text:style-name="P3"> </text:p>
      <text:p text:style-name="P3"> </text:p>
      <text:p text:style-name="P3"/>
      <text:p text:style-name="P3">24. Eye infection</text:p>
      <text:p text:style-name="P3"> </text:p>
      <text:p text:style-name="P3"> </text:p>
      <text:p text:style-name="P3"> </text:p>
      <text:p text:style-name="P3">54. Persistent or severe sinus condition</text:p>
      <text:p text:style-name="P3"> </text:p>
      <text:p text:style-name="P3"> </text:p>
      <text:p text:style-name="P3"> </text:p>
      <text:p text:style-name="P3"/>
      <text:p text:style-name="P3">25. Defective vision</text:p>
      <text:p text:style-name="P3"> </text:p>
      <text:p text:style-name="P3"> </text:p>
      <text:p text:style-name="P3"> </text:p>
      <text:p text:style-name="P3">55. Bleeding gums</text:p>
      <text:p text:style-name="P3"> </text:p>
      <text:p text:style-name="P3"> </text:p>
      <text:p text:style-name="P3"> </text:p>
      <text:p text:style-name="P3"/>
      <text:p text:style-name="P3">26. Color blindness</text:p>
      <text:p text:style-name="P3"> </text:p>
      <text:p text:style-name="P3"> </text:p>
      <text:p text:style-name="P3"> </text:p>
      <text:p text:style-name="P3">56. Persistent or severe dental condition</text:p>
      <text:p text:style-name="P3"> </text:p>
      <text:p text:style-name="P3"> </text:p>
      <text:p text:style-name="P3"> </text:p>
      <text:p text:style-name="P3"/>
      <text:p text:style-name="P3">27. Injury to eye</text:p>
      <text:p text:style-name="P3"> </text:p>
      <text:p text:style-name="P3"> </text:p>
      <text:p text:style-name="P3"> </text:p>
      <text:p text:style-name="P3">57. Hoarse when don't have cold</text:p>
      <text:p text:style-name="P3"> </text:p>
      <text:p text:style-name="P3"> </text:p>
      <text:p text:style-name="P3"> </text:p>
      <text:p text:style-name="P3"/>
      <text:p text:style-name="P3">28. Eye surgery</text:p>
      <text:p text:style-name="P3"> </text:p>
      <text:p text:style-name="P3"> </text:p>
      <text:p text:style-name="P3"> </text:p>
      <text:p text:style-name="P3">58. Difficulty swallowing</text:p>
      <text:p text:style-name="P3"> </text:p>
      <text:p text:style-name="P3"> </text:p>
      <text:p text:style-name="P3"> </text:p>
      <text:p text:style-name="P3"/>
      <text:p text:style-name="P3">29. Double vision</text:p>
      <text:p text:style-name="P3"> </text:p>
      <text:p text:style-name="P3"> </text:p>
      <text:p text:style-name="P3"> </text:p>
      <text:p text:style-name="P3"><text:soft-page-break/>59. Persistent sore throat</text:p>
      <text:p text:style-name="P3"> </text:p>
      <text:p text:style-name="P3"> </text:p>
      <text:p text:style-name="P3"> </text:p>
      <text:p text:style-name="P3"/>
      <text:p text:style-name="P3">30. Glasses</text:p>
      <text:p text:style-name="P3"> </text:p>
      <text:p text:style-name="P3"> </text:p>
      <text:p text:style-name="P3"> </text:p>
      <text:p text:style-name="P3">60. Loss of taste or smell</text:p>
      <text:p text:style-name="P3"> </text:p>
      <text:p text:style-name="P3"> </text:p>
      <text:p text:style-name="P3"> </text:p>
      <text:p text:style-name="P3"/>
      <text:p text:style-name="P3">31. Contact lenses</text:p>
      <text:p text:style-name="P3"> </text:p>
      <text:p text:style-name="P3"> </text:p>
      <text:p text:style-name="P3"> </text:p>
      <text:p text:style-name="P3">61. Head injury</text:p>
      <text:p text:style-name="P3"> </text:p>
      <text:p text:style-name="P3"> </text:p>
      <text:p text:style-name="P3"> </text:p>
      <text:p text:style-name="P3"/>
      <text:p text:style-name="P3">EARS &amp; HEARING</text:p>
      <text:p text:style-name="P3"> </text:p>
      <text:p text:style-name="P3"> </text:p>
      <text:p text:style-name="P3"> </text:p>
      <text:p text:style-name="P3">62. Other head, nose, mouth, or throat conditions</text:p>
      <text:p text:style-name="P3"> </text:p>
      <text:p text:style-name="P3"> </text:p>
      <text:p text:style-name="P3"> </text:p>
      <text:p text:style-name="P3"/>
      <text:p text:style-name="P3">32. Hearing difficulties</text:p>
      <text:p text:style-name="P3"> </text:p>
      <text:p text:style-name="P3"> </text:p>
      <text:p text:style-name="P3"> </text:p>
      <text:p text:style-name="P3">BLOOD/LYMPH (HEMATOLOGIC) SYSTEMS</text:p>
      <text:p text:style-name="P3"> </text:p>
      <text:p text:style-name="P3"> </text:p>
      <text:p text:style-name="P3"> </text:p>
      <text:p text:style-name="P3"/>
      <text:p text:style-name="P3">33. Use hearing aid</text:p>
      <text:p text:style-name="P3"> </text:p>
      <text:p text:style-name="P3"> </text:p>
      <text:p text:style-name="P3"> </text:p>
      <text:p text:style-name="P3">63. Anemia</text:p>
      <text:p text:style-name="P3"> </text:p>
      <text:p text:style-name="P3"> </text:p>
      <text:p text:style-name="P3"> </text:p>
      <text:p text:style-name="P3"/>
      <text:p text:style-name="P3">34. Ringing in the ears (tinnitus)</text:p>
      <text:p text:style-name="P3"> </text:p>
      <text:p text:style-name="P3"> </text:p>
      <text:p text:style-name="P3"> </text:p>
      <text:p text:style-name="P3">64. Bleeding disorder</text:p>
      <text:p text:style-name="P3"><text:soft-page-break/> </text:p>
      <text:p text:style-name="P3"> </text:p>
      <text:p text:style-name="P3"> </text:p>
      <text:p text:style-name="P3"/>
      <text:p text:style-name="P3">35. Perforated ear drum</text:p>
      <text:p text:style-name="P3"> </text:p>
      <text:p text:style-name="P3"> </text:p>
      <text:p text:style-name="P3"> </text:p>
      <text:p text:style-name="P3">65. Sickle cell disease or trait</text:p>
      <text:p text:style-name="P3"> </text:p>
      <text:p text:style-name="P3"> </text:p>
      <text:p text:style-name="P3"> </text:p>
      <text:p text:style-name="P3"/>
      <text:p text:style-name="P3">36. Persistent or severe ear infection</text:p>
      <text:p text:style-name="P3"> </text:p>
      <text:p text:style-name="P3"> </text:p>
      <text:p text:style-name="P3"> </text:p>
      <text:p text:style-name="P3">66. Phlebitis/blood clot</text:p>
      <text:p text:style-name="P3"> </text:p>
      <text:p text:style-name="P3"> </text:p>
      <text:p text:style-name="P3"> </text:p>
      <text:p text:style-name="P3"/>
      <text:p text:style-name="P3">37. Other ear or hearing conditions</text:p>
      <text:p text:style-name="P3"> </text:p>
      <text:p text:style-name="P3"> </text:p>
      <text:p text:style-name="P3"> </text:p>
      <text:p text:style-name="P3">67. Blood transfusion</text:p>
      <text:p text:style-name="P3"> </text:p>
      <text:p text:style-name="P3"> </text:p>
      <text:p text:style-name="P3"> </text:p>
      <text:p text:style-name="P3"/>
      <text:p text:style-name="P3">RESPIRATORY SYSTEM (LUNGS &amp; BREATHING)</text:p>
      <text:p text:style-name="P3"> </text:p>
      <text:p text:style-name="P3"> </text:p>
      <text:p text:style-name="P3"> </text:p>
      <text:p text:style-name="P3">68. Chills, fever, night sweats</text:p>
      <text:p text:style-name="P3"> </text:p>
      <text:p text:style-name="P3"> </text:p>
      <text:p text:style-name="P3"> </text:p>
      <text:p text:style-name="P3"/>
      <text:p text:style-name="P3">38. Persistent or severe colds</text:p>
      <text:p text:style-name="P3"> </text:p>
      <text:p text:style-name="P3"> </text:p>
      <text:p text:style-name="P3"> </text:p>
      <text:p text:style-name="P3">69. Lymph node or persistent glandular swelling</text:p>
      <text:p text:style-name="P3"> </text:p>
      <text:p text:style-name="P3"> </text:p>
      <text:p text:style-name="P3"> </text:p>
      <text:p text:style-name="P3"/>
      <text:p text:style-name="P3">39. Persistent or severe cough</text:p>
      <text:p text:style-name="P3"> </text:p>
      <text:p text:style-name="P3"> </text:p>
      <text:p text:style-name="P3"> </text:p>
      <text:p text:style-name="P3">70. Other conditions of blood or lymph</text:p>
      <text:p text:style-name="P3"> </text:p>
      <text:p text:style-name="P3"><text:soft-page-break/> </text:p>
      <text:p text:style-name="P3"> </text:p>
      <text:p text:style-name="P3"/>
      <text:p text:style-name="P3">40. Coughing blood</text:p>
      <text:p text:style-name="P3"> </text:p>
      <text:p text:style-name="P3"> </text:p>
      <text:p text:style-name="P3"> </text:p>
      <text:p text:style-name="P3">GASTROINTESTINAL SYSTEM (STOMACH &amp; INTESTINES)</text:p>
      <text:p text:style-name="P3"> </text:p>
      <text:p text:style-name="P3"> </text:p>
      <text:p text:style-name="P3"> </text:p>
      <text:p text:style-name="P3"/>
      <text:p text:style-name="P3">41. Asthma or breathing difficulty</text:p>
      <text:p text:style-name="P3"> </text:p>
      <text:p text:style-name="P3"> </text:p>
      <text:p text:style-name="P3"> </text:p>
      <text:p text:style-name="P3">71. Persistent or severe nausea or indigestion</text:p>
      <text:p text:style-name="P3"> </text:p>
      <text:p text:style-name="P3"> </text:p>
      <text:p text:style-name="P3"> </text:p>
      <text:p text:style-name="P3"/>
      <text:p text:style-name="P3">42. Emphysema</text:p>
      <text:p text:style-name="P3"> </text:p>
      <text:p text:style-name="P3"> </text:p>
      <text:p text:style-name="P3"> </text:p>
      <text:p text:style-name="P3">72. Persistent or severe stomach pain</text:p>
      <text:p text:style-name="P3"> </text:p>
      <text:p text:style-name="P3"> </text:p>
      <text:p text:style-name="P3"> </text:p>
      <text:p text:style-name="P3"/>
      <text:p text:style-name="P3">43. Pneumonia</text:p>
      <text:p text:style-name="P3"> </text:p>
      <text:p text:style-name="P3"> </text:p>
      <text:p text:style-name="P3"> </text:p>
      <text:p text:style-name="P3">73. Vomiting blood</text:p>
      <text:p text:style-name="P3"> </text:p>
      <text:p text:style-name="P3"> </text:p>
      <text:p text:style-name="P3"> </text:p>
      <text:p text:style-name="P3"/>
      <text:p text:style-name="P3">44. Tuberculosis</text:p>
      <text:p text:style-name="P3"> </text:p>
      <text:p text:style-name="P3"> </text:p>
      <text:p text:style-name="P3"> </text:p>
      <text:p text:style-name="P3">74. Persistent or severe vomiting</text:p>
      <text:p text:style-name="P3"> </text:p>
      <text:p text:style-name="P3"> </text:p>
      <text:p text:style-name="P3"> </text:p>
      <text:p text:style-name="P3"/>
      <text:p text:style-name="P3">45. Other lung or breathing condition</text:p>
      <text:p text:style-name="P3"> </text:p>
      <text:p text:style-name="P3"> </text:p>
      <text:p text:style-name="P3"> </text:p>
      <text:p text:style-name="P3">75. Hernia (rupture)</text:p>
      <text:p text:style-name="P3"> </text:p>
      <text:p text:style-name="P3"> </text:p>
      <text:p text:style-name="P3"><text:soft-page-break/> </text:p>
      <text:p text:style-name="P3"/>
      <text:p text:style-name="P3">LIVER, SPLEEN, &amp; GALLBLADDER</text:p>
      <text:p text:style-name="P3"> </text:p>
      <text:p text:style-name="P3"> </text:p>
      <text:p text:style-name="P3"> </text:p>
      <text:p text:style-name="P3">76. Stomach or duodenal ulcer</text:p>
      <text:p text:style-name="P3"> </text:p>
      <text:p text:style-name="P3"> </text:p>
      <text:p text:style-name="P3"> </text:p>
      <text:p text:style-name="P3"/>
      <text:p text:style-name="P3">46. Cirrhosis</text:p>
      <text:p text:style-name="P3"> </text:p>
      <text:p text:style-name="P3"> </text:p>
      <text:p text:style-name="P3"> </text:p>
      <text:p text:style-name="P3">77. Colitis</text:p>
      <text:p text:style-name="P3"> </text:p>
      <text:p text:style-name="P3"> </text:p>
      <text:p text:style-name="P3"> </text:p>
      <text:p text:style-name="P3"/>
      <text:p text:style-name="P3">47. Hepatitis</text:p>
      <text:p text:style-name="P3"> </text:p>
      <text:p text:style-name="P3"> </text:p>
      <text:p text:style-name="P3"> </text:p>
      <text:p text:style-name="P3">78. Hemorrhoids or piles</text:p>
      <text:p text:style-name="P3"> </text:p>
      <text:p text:style-name="P3"> </text:p>
      <text:p text:style-name="P3"> </text:p>
      <text:p text:style-name="P3"/>
      <text:p text:style-name="P3">48. Yellow jaundice</text:p>
      <text:p text:style-name="P3"> </text:p>
      <text:p text:style-name="P3"> </text:p>
      <text:p text:style-name="P3"> </text:p>
      <text:p text:style-name="P3">79. Change in bowel habits</text:p>
      <text:p text:style-name="P3"> </text:p>
      <text:p text:style-name="P3"> </text:p>
      <text:p text:style-name="P3"> </text:p>
      <text:p text:style-name="P3"/>
      <text:p text:style-name="P3">49. Gallstones</text:p>
      <text:p text:style-name="P3"> </text:p>
      <text:p text:style-name="P3"> </text:p>
      <text:p text:style-name="P3"> </text:p>
      <text:p text:style-name="P3">80. Block stool or blood in stool</text:p>
      <text:p text:style-name="P3"> </text:p>
      <text:p text:style-name="P3"> </text:p>
      <text:p text:style-name="P3"> </text:p>
      <text:p text:style-name="P3"/>
      <text:p text:style-name="P3">50. Other conditions of liver, spleen, or gallbladder</text:p>
      <text:p text:style-name="P3"> </text:p>
      <text:p text:style-name="P3"> </text:p>
      <text:p text:style-name="P3"> </text:p>
      <text:p text:style-name="P3">81. Persistent or severe constipation</text:p>
      <text:p text:style-name="P3"> </text:p>
      <text:p text:style-name="P3"> </text:p>
      <text:p text:style-name="P3"> </text:p>
      <text:p text:style-name="P3"><text:soft-page-break/></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helvetica" svg:font-family="helvetica" style:font-family-generic="swiss"/>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helvetica" fo:font-size="11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helvetica" fo:font-size="11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helvetica" fo:font-family="helvetica" style:font-family-generic="swiss"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helvetica" fo:font-family="helvetica" style:font-family-generic="swiss" fo:font-size="12pt"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helvetica" fo:font-family="helvetica"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helvetica" fo:font-family="helvetica" style:font-family-generic="swiss" fo:font-size="12pt"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3-10T11:22:20.158087984</meta:creation-date>
    <meta:editing-duration>PT37M15S</meta:editing-duration>
    <meta:editing-cycles>2</meta:editing-cycles>
    <meta:generator>LibreOffice/6.4.6.2$Linux_X86_64 LibreOffice_project/40$Build-2</meta:generator>
    <dc:date>2021-03-10T11:22:31.887615704</dc:date>
    <meta:document-statistic meta:table-count="0" meta:image-count="0" meta:object-count="0" meta:page-count="16" meta:paragraph-count="584" meta:word-count="1383" meta:character-count="9567" meta:non-whitespace-character-count="7490"/>
  </office:meta>
</office:document-meta>
</file>